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4d21"/>
    </style:style>
    <style:style style:name="P2" style:family="paragraph" style:parent-style-name="Standard">
      <style:text-properties officeooo:paragraph-rsid="002b5223"/>
    </style:style>
    <style:style style:name="T1" style:family="text">
      <style:text-properties officeooo:rsid="00189fac"/>
    </style:style>
    <style:style style:name="T2" style:family="text">
      <style:text-properties officeooo:rsid="001aff23"/>
    </style:style>
    <style:style style:name="T3" style:family="text">
      <style:text-properties officeooo:rsid="001e7596"/>
    </style:style>
    <style:style style:name="T4" style:family="text">
      <style:text-properties officeooo:rsid="00244d21"/>
    </style:style>
    <style:style style:name="T5" style:family="text">
      <style:text-properties officeooo:rsid="0026e2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www.thoughtco.com/current-situation-in-israel-2353137</text:p>
      <text:p text:style-name="Standard"/>
      <text:p text:style-name="Standard">Israel remains one of the most stable countries in the Middle East, despite an extremely diverse society marked with cultural and political differences between secular and ultra-Orthodox Jews, Jews of Middle Eastern and European descent, and the split between the Jewish majority and the Arab Palestinian minority. Israel’s fragmented political scene invariably produces <text:span text:style-name="T1">year on year, </text:span>large coalition governments but there is a <text:span text:style-name="T1">strong </text:span>commitment to the rules of the parliamentary democracy.</text:p>
      <text:p text:style-name="Standard"/>
      <text:p text:style-name="Standard">Politics <text:span text:style-name="T1">in Israel </text:span>is never dull and important shifts in the coountry's direction <text:span text:style-name="T1">over the past two decades have had considerable effects on the Socio-Political situation</text:span>. Israel has moved away from the economic model built by <text:span text:style-name="T1">the early </text:span>founders of the state, toward more liberal policies with a greater <text:span text:style-name="T1">emphasis </text:span>for the private sector. The economy prospered as a result, but the <text:span text:style-name="T1">economic </text:span>gap between highest and lowest <text:span text:style-name="T1">strata </text:span>widened <text:span text:style-name="T1">resulting in harsh living conditions for the poorer section of the society.</text:span></text:p>
      <text:p text:style-name="Standard"/>
      <text:p text:style-name="Standard"><text:span text:style-name="T1">The to be generation of </text:span>Israelis find it increasingly difficult to <text:span text:style-name="T1">secure </text:span>stable employment and affordable housing <text:span text:style-name="T1">among other issues such as </text:span>the prices of basic goods rising. A wave of mass protest erupted in 2011, when hundreds of thousands of Israelis of different backgrounds demanded more social justice and jobs. There is a strong sense of uncertainty <text:span text:style-name="T1">in the hearts of the younger population </text:span>over the future and a lot of resentment against the political class as a whole.</text:p>
      <text:p text:style-name="Standard"/>
      <text:p text:style-name="Standard">Prime Minister Benjamin Netanyahu came on top of the parliamentary elections held on January 22. </text:p>
      <text:p text:style-name="Standard">Netanyahu faces tough times <text:span text:style-name="T1">in backing </text:span>controversial budget cuts <text:span text:style-name="T1">that were</text:span> extremely unpopular with Israelis <text:span text:style-name="T1">who were still </text:span>struggling to keep up with rising prices.</text:p>
      <text:p text:style-name="Standard"/>
      <text:p text:style-name="P2"><text:span text:style-name="T1">T</text:span>he “Arab Spring” in early 2011, a series of anti-government <text:span text:style-name="T1">groups </text:span>in Arab countries <text:span text:style-name="T1">threatened <text:s/>to </text:span>disrupt the relatively favorable geopolitical balance Israel <text:span text:style-name="T1">had </text:span>enjoyed in recent years. <text:span text:style-name="T2">Interestingly, </text:span>Egypt and Jordan are the only Arab countries that recognize the State of Israel, and Israel’s long-time ally in Egypt, former president Hosni Mubarak, ha<text:span text:style-name="T3">d</text:span> already been swept away and replaced with an Islamist government. </text:p>
      <text:p text:style-name="Standard"/>
      <text:p text:style-name="P1">The relations with the rest of the Arab world are <text:span text:style-name="T4">unstable to say the least and even hostile</text:span>. Israel has few <text:span text:style-name="T4">ally countries in the region. However, t</text:span>he once close strategic relationship with Turkey has disintegrated, Israeli policy makers fret over Iran’s nuclear program and its links to Islamist militants in Lebanon and Gaza, presence of Al Qaeda-linked groups among the rebels fighting the government troops in Syria is the latest item on the security agenda. The future of the peace process <text:span text:style-name="T5">exhibits no potential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6:49:41.499601742</meta:creation-date>
    <dc:date>2017-09-05T10:38:07.958716436</dc:date>
    <meta:editing-duration>PT33M35S</meta:editing-duration>
    <meta:editing-cycles>7</meta:editing-cycles>
    <meta:generator>LibreOffice/5.3.5.2$Linux_X86_64 LibreOffice_project/30$Build-2</meta:generator>
    <meta:document-statistic meta:table-count="0" meta:image-count="0" meta:object-count="0" meta:page-count="1" meta:paragraph-count="8" meta:word-count="424" meta:character-count="2745" meta:non-whitespace-character-count="2326"/>
  </office:meta>
</office:document-meta>
</file>